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RowIterator.getNextRowGro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bleRowIterator.TableRowIterator( Table table , int tablePa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